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text-properties fo:color="#000000" loext:opacity="100%" style:font-name="Cascadia Mono" fo:font-size="9.5pt" officeooo:paragraph-rsid="000524a3" style:font-size-asian="9.5pt"/>
    </style:style>
    <style:style style:name="P3" style:family="paragraph" style:parent-style-name="Standard">
      <style:text-properties fo:color="#000000" loext:opacity="100%" style:font-name="Cascadia Mono" fo:font-size="9.5pt" officeooo:paragraph-rsid="0009e64d" style:font-size-asian="9.5pt"/>
    </style:style>
    <style:style style:name="P4" style:family="paragraph" style:parent-style-name="Standard">
      <style:text-properties fo:color="#008000" loext:opacity="100%" style:font-name="Cascadia Mono" fo:font-size="9.5pt" style:font-size-asian="9.5pt"/>
    </style:style>
    <style:style style:name="P5" style:family="paragraph" style:parent-style-name="Standard">
      <style:text-properties officeooo:paragraph-rsid="0003b5e2"/>
    </style:style>
    <style:style style:name="P6" style:family="paragraph" style:parent-style-name="Standard">
      <style:text-properties officeooo:paragraph-rsid="0003cf82"/>
    </style:style>
    <style:style style:name="P7" style:family="paragraph" style:parent-style-name="Standard">
      <style:text-properties officeooo:paragraph-rsid="000524a3"/>
    </style:style>
    <style:style style:name="P8" style:family="paragraph" style:parent-style-name="Standard">
      <style:text-properties officeooo:paragraph-rsid="0009e64d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2b91af" loext:opacity="100%" style:font-name="Cascadia Mono" fo:font-size="9.5pt" style:font-size-asian="9.5pt"/>
    </style:style>
    <style:style style:name="T3" style:family="text">
      <style:text-properties fo:color="#0000ff" loext:opacity="100%" style:font-name="Cascadia Mono" fo:font-size="9.5pt" style:font-size-asian="9.5pt"/>
    </style:style>
    <style:style style:name="T4" style:family="text">
      <style:text-properties fo:color="#a31515" loext:opacity="100%" style:font-name="Cascadia Mono" fo:font-size="9.5pt" style:font-size-asian="9.5pt"/>
    </style:style>
    <style:style style:name="T5" style:family="text">
      <style:text-properties fo:color="#008000" loext:opacity="100%" style:font-name="Cascadia Mono" fo:font-size="9.5pt" style:font-size-asian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task </text:span><text:span text:style-name="T2">main</text:span><text:span text:style-name="T1">()</text:span></text:p>
      <text:p text:style-name="Standard"><text:span text:style-name="T1">{</text:span></text:p>
      <text:p text:style-name="P1"/>
      <text:p text:style-name="Standard"><text:span text:style-name="T1"><text:s text:c="2"/>SensorType[S1] = sensorEV3_Touch;</text:span></text:p>
      <text:p text:style-name="Standard"><text:span text:style-name="T1"><text:s text:c="2"/>SensorType[S2] = sensorEV3_Touch;</text:span></text:p>
      <text:p text:style-name="Standard"><text:span text:style-name="T1"><text:s text:c="2"/>SensorType[S3] = sensorEV3_Touch;</text:span></text:p>
      <text:p text:style-name="Standard"><text:span text:style-name="T1"><text:s text:c="2"/>SensorType[S4] = sensorEV3_Ultrasonic;</text:span></text:p>
      <text:p text:style-name="Standard"><text:span text:style-name="T1"><text:s text:c="2"/></text:span><text:span text:style-name="T3">float</text:span><text:span text:style-name="T1"> fDistance =0;</text:span></text:p>
      <text:p text:style-name="Standard"><text:span text:style-name="T1"><text:s text:c="2"/></text:span><text:span text:style-name="T3">int</text:span><text:span text:style-name="T1"> mode=0;</text:span></text:p>
      <text:p text:style-name="P1"/>
      <text:p text:style-name="Standard"><text:span text:style-name="T1"><text:s text:c="2"/></text:span><text:span text:style-name="T3">while</text:span><text:span text:style-name="T1">(</text:span><text:span text:style-name="T2">getButtonPress</text:span><text:span text:style-name="T1">(buttonLeft)==</text:span><text:span text:style-name="T3">false</text:span><text:span text:style-name="T1"> || </text:span><text:span text:style-name="T2">getButtonPress</text:span><text:span text:style-name="T1">(buttonRight)==</text:span><text:span text:style-name="T3">false</text:span><text:span text:style-name="T1">){</text:span></text:p>
      <text:p text:style-name="Standard"><text:span text:style-name="T1"><text:s text:c="2"/><text:tab/> <text:s text:c="2"/></text:span><text:span text:style-name="T2">displayCenteredTextLine</text:span><text:span text:style-name="T1">(4,</text:span><text:span text:style-name="T4">"Bienvenue Mobilex !!"</text:span><text:span text:style-name="T1">);</text:span></text:p>
      <text:p text:style-name="Standard"><text:span text:style-name="T1"><text:s text:c="2"/>}</text:span></text:p>
      <text:p text:style-name="P1"/>
      <text:p text:style-name="Standard"><text:span text:style-name="T1"><text:s text:c="2"/></text:span><text:span text:style-name="T3">while</text:span><text:span text:style-name="T1">(</text:span><text:span text:style-name="T2">getButtonPress</text:span><text:span text:style-name="T1">(buttonUp)==</text:span><text:span text:style-name="T3">false</text:span><text:span text:style-name="T1"> || </text:span><text:span text:style-name="T2">getButtonPress</text:span><text:span text:style-name="T1">(buttonDown)==</text:span><text:span text:style-name="T3">false</text:span><text:span text:style-name="T1">){</text:span></text:p>
      <text:p text:style-name="Standard"><text:span text:style-name="T1"><text:tab/><text:tab/></text:span><text:span text:style-name="T2">displayCenteredTextLine</text:span><text:span text:style-name="T1">(4,</text:span><text:span text:style-name="T4">"Fonctionnement"</text:span><text:span text:style-name="T1">);</text:span></text:p>
      <text:p text:style-name="P1"/>
      <text:p text:style-name="Standard"><text:span text:style-name="T1"><text:s text:c="8"/></text:span><text:span text:style-name="T3">while</text:span><text:span text:style-name="T1">(mode==0){</text:span></text:p>
      <text:p text:style-name="Standard"><text:span text:style-name="T1"><text:tab/><text:tab/> <text:s text:c="2"/><text:tab/> <text:s text:c="2"/></text:span><text:span text:style-name="T2">displayCenteredTextLine</text:span><text:span text:style-name="T1">(5,</text:span><text:span text:style-name="T4">"Manuel"</text:span><text:span text:style-name="T1">);</text:span></text:p>
      <text:p text:style-name="Standard"><text:span text:style-name="T1"><text:tab/><text:tab/><text:tab/><text:tab/> <text:s text:c="2"/></text:span></text:p>
      <text:p text:style-name="Standard"><text:span text:style-name="T1"><text:tab/> <text:s text:c="8"/></text:span><text:span text:style-name="T3">while</text:span><text:span text:style-name="T1"> (SensorValue[S1]==0 &amp;&amp; SensorValue[S2]==1 &amp;&amp; SensorValue[S3]==0){</text:span><text:span text:style-name="T5">//avancer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50);</text:span></text:p>
      <text:p text:style-name="Standard"><text:span text:style-name="T1"><text:tab/> <text:s text:c="7"/><text:tab/><text:tab/></text:span><text:span text:style-name="T2">setMotorSpeed</text:span><text:span text:style-name="T1">(motorA,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1]==0&amp;&amp; SensorValue[S2]==0 &amp;&amp; SensorValue[S3]==0){</text:span></text:p>
      <text:p text:style-name="P4"/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<text:tab/>*/</text:span></text:p>
      <text:p text:style-name="Standard"><text:span text:style-name="T1"><text:tab/> <text:s text:c="8"/></text:span><text:span text:style-name="T3">while</text:span><text:span text:style-name="T1"> (SensorValue[S1]==0 &amp;&amp; SensorValue[S2]==0 &amp;&amp; SensorValue[S3]==1){</text:span><text:span text:style-name="T5">//reculer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-50);</text:span></text:p>
      <text:p text:style-name="Standard"><text:span text:style-name="T1"><text:tab/> <text:s text:c="7"/><text:tab/><text:tab/></text:span><text:span text:style-name="T2">setMotorSpeed</text:span><text:span text:style-name="T1">(motorA,-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2]==0 &amp;&amp; SensorValue[S1]==0 &amp;&amp; SensorValue[S3]==0){</text:span></text:p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*/</text:span></text:p>
      <text:p text:style-name="Standard"><text:span text:style-name="T1"><text:tab/> <text:s text:c="8"/></text:span><text:span text:style-name="T3">while</text:span><text:span text:style-name="T1"> (SensorValue[S1]==0 &amp;&amp; SensorValue[S2]==1 &amp;&amp; SensorValue[S3]==1){</text:span><text:span text:style-name="T5">//droite</text:span></text:p>
      <text:p text:style-name="P1"/>
      <text:p text:style-name="Standard"><text:span text:style-name="T1"><text:tab/> <text:s text:c="11"/><text:tab/></text:span><text:span text:style-name="T2">setMotorSpeed</text:span><text:span text:style-name="T1">(motorC,20);</text:span></text:p>
      <text:p text:style-name="Standard"><text:span text:style-name="T1"><text:tab/> <text:s text:c="7"/><text:tab/> <text:s text:c="3"/></text:span><text:span text:style-name="T2">setMotorSpeed</text:span><text:span text:style-name="T1">(motorA,50);</text:span></text:p>
      <text:p text:style-name="Standard"><text:span text:style-name="T1"><text:tab/> <text:s text:c="9"/>}</text:span></text:p>
      <text:p text:style-name="Standard"><text:span text:style-name="T1"><text:tab/> <text:s text:c="8"/></text:span><text:span text:style-name="T3">while</text:span><text:span text:style-name="T1"> (SensorValue[S1]==1 &amp;&amp; SensorValue[S2]==1 &amp;&amp; SensorValue[S3]==0) {</text:span><text:span text:style-name="T5">//gauche</text:span></text:p>
      <text:p text:style-name="P1"/>
      <text:p text:style-name="Standard"><text:span text:style-name="T1"><text:tab/> <text:s text:c="7"/><text:tab/> <text:s text:c="2"/></text:span><text:span text:style-name="T2">setMotorSpeed</text:span><text:span text:style-name="T1">(motorA,20);</text:span></text:p>
      <text:p text:style-name="Standard"><text:span text:style-name="T1"><text:tab/> <text:s text:c="7"/><text:tab/> <text:s text:c="2"/></text:span><text:span text:style-name="T2">setMotorSpeed</text:span><text:span text:style-name="T1">(motorC,50);</text:span></text:p>
      <text:p text:style-name="Standard"><text:span text:style-name="T1"><text:s text:c="15"/>}</text:span></text:p>
      <text:p text:style-name="Standard"><text:span text:style-name="T1"><text:tab/><text:tab/><text:tab/> <text:s text:c="4"/></text:span><text:span text:style-name="T3">if</text:span><text:span text:style-name="T1">(SensorValue[S3]==1 &amp;&amp; SensorValue[S2]==1 &amp;&amp; SensorValue[S1]==1){ </text:span><text:span text:style-name="T5">// parking manuel</text:span></text:p>
      <text:p text:style-name="Standard"><text:span text:style-name="T1"><text:tab/><text:tab/><text:tab/><text:tab/><text:tab/><text:tab/><text:tab/> <text:s/></text:span><text:span text:style-name="T2">setMotorSpeed</text:span><text:span text:style-name="T1">(motorA,0);</text:span></text:p>
      <text:p text:style-name="Standard"><text:span text:style-name="T1"><text:tab/><text:tab/><text:tab/><text:tab/><text:tab/><text:tab/><text:tab/> <text:s/></text:span><text:span text:style-name="T2">setMotorSpeed</text:span><text:span text:style-name="T1">(motorC,-50);</text:span></text:p>
      <text:p text:style-name="Standard"><text:span text:style-name="T1"><text:tab/><text:tab/><text:tab/><text:tab/><text:tab/><text:tab/><text:tab/> <text:s/></text:span><text:span text:style-name="T2">sleep</text:span><text:span text:style-name="T1">(850);</text:span></text:p>
      <text:p text:style-name="Standard"><text:span text:style-name="T1"><text:tab/><text:tab/><text:tab/> <text:s text:c="4"/>}</text:span></text:p>
      <text:p text:style-name="P1"/>
      <text:p text:style-name="P7"><text:span text:style-name="T1"><text:s/></text:span><text:span text:style-name="T3">if</text:span><text:span text:style-name="T1">( </text:span><text:span text:style-name="T2">getButtonPress</text:span><text:span text:style-name="T1">(buttonEnter)==</text:span><text:span text:style-name="T3">true</text:span><text:span text:style-name="T1">){</text:span></text:p>
      <text:p text:style-name="P7"><text:span text:style-name="T1"><text:tab/><text:tab/><text:tab/><text:tab/> <text:s/><text:tab/>mode=1;</text:span></text:p>
      <text:p text:style-name="P7"><text:span text:style-name="T1"><text:tab/><text:tab/><text:tab/><text:tab/> <text:s text:c="2"/>}</text:span></text:p>
      <text:p text:style-name="P7"><text:soft-page-break/><text:span text:style-name="T1"><text:tab/><text:tab/><text:tab/><text:tab/> <text:s text:c="2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P7"><text:span text:style-name="T1"><text:tab/> <text:s text:c="17"/>mode=3;</text:span></text:p>
      <text:p text:style-name="P2"><text:tab/> <text:s text:c="8"/>}</text:p>
      <text:p text:style-name="P1"/>
      <text:p text:style-name="Standard"><text:span text:style-name="T1"><text:tab/> <text:s text:c="8"/></text:span><text:span text:style-name="T2">stopMotor</text:span><text:span text:style-name="T1">(motorA);</text:span></text:p>
      <text:p text:style-name="Standard"><text:span text:style-name="T1"><text:tab/> <text:s text:c="8"/></text:span><text:span text:style-name="T2">stopMotor</text:span><text:span text:style-name="T1">(motorC);</text:span></text:p>
      <text:p text:style-name="Standard"><text:span text:style-name="T1"><text:s text:c="8"/>}</text:span></text:p>
      <text:p text:style-name="Standard"><text:span text:style-name="T1"><text:tab/> <text:s text:c="3"/></text:span><text:span text:style-name="T3">while</text:span><text:span text:style-name="T1">(mode==1){</text:span></text:p>
      <text:p text:style-name="Standard"><text:span text:style-name="T1"><text:tab/> <text:s text:c="7"/></text:span><text:span text:style-name="T2">displayCenteredTextLine</text:span><text:span text:style-name="T1">(5,</text:span><text:span text:style-name="T4">"Automatique"</text:span><text:span text:style-name="T1">);</text:span></text:p>
      <text:p text:style-name="P6"><text:span text:style-name="T1">fDistance = </text:span><text:span text:style-name="T2">getUSDistance</text:span><text:span text:style-name="T1"> (S4);</text:span></text:p>
      <text:p text:style-name="P6"><text:span text:style-name="T1"><text:tab/> <text:s text:c="7"/></text:span><text:span text:style-name="T2">displayCenteredBigTextLine</text:span><text:span text:style-name="T1"> (8,</text:span><text:span text:style-name="T4">"dist:%.1f cm"</text:span><text:span text:style-name="T1">, fDistance);</text:span></text:p>
      <text:p text:style-name="P5"><text:span text:style-name="T1"><text:tab/> <text:s text:c="7"/></text:span></text:p>
      <text:p text:style-name="P5"><text:span text:style-name="T1"><text:s/></text:span></text:p>
      <text:p text:style-name="Standard"><text:span text:style-name="T1"><text:tab/> <text:s text:c="8"/></text:span><text:span text:style-name="T3">while</text:span><text:span text:style-name="T1"> (SensorValue[S1]==0 &amp;&amp; SensorValue[S2]==1 &amp;&amp; SensorValue[S3]==0){</text:span><text:span text:style-name="T5">//avancer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50);</text:span></text:p>
      <text:p text:style-name="Standard"><text:span text:style-name="T1"><text:tab/> <text:s text:c="7"/><text:tab/><text:tab/></text:span><text:span text:style-name="T2">setMotorSpeed</text:span><text:span text:style-name="T1">(motorA,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1]==0&amp;&amp; SensorValue[S2]==0 &amp;&amp; SensorValue[S3]==0){</text:span></text:p>
      <text:p text:style-name="P4"/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<text:tab/>*/</text:span></text:p>
      <text:p text:style-name="Standard"><text:span text:style-name="T1"><text:tab/> <text:s text:c="8"/></text:span><text:span text:style-name="T3">while</text:span><text:span text:style-name="T1"> (SensorValue[S1]==0 &amp;&amp; SensorValue[S2]==0 &amp;&amp; SensorValue[S3]==1){</text:span><text:span text:style-name="T5">//reculer</text:span></text:p>
      <text:p text:style-name="P1"/>
      <text:p text:style-name="Standard"><text:span text:style-name="T1"><text:tab/> <text:s text:c="7"/><text:tab/><text:tab/></text:span><text:span text:style-name="T2">setMotorSpeed</text:span><text:span text:style-name="T1">(motorC,-50);</text:span></text:p>
      <text:p text:style-name="Standard"><text:span text:style-name="T1"><text:tab/> <text:s text:c="7"/><text:tab/><text:tab/></text:span><text:span text:style-name="T2">setMotorSpeed</text:span><text:span text:style-name="T1">(motorA,-50);</text:span></text:p>
      <text:p text:style-name="Standard"><text:span text:style-name="T1"><text:tab/> <text:s text:c="8"/>}</text:span></text:p>
      <text:p text:style-name="Standard"><text:span text:style-name="T1"><text:tab/> <text:s text:c="8"/></text:span><text:span text:style-name="T5">/*while (SensorValue[S2]==0 &amp;&amp; SensorValue[S1]==0 &amp;&amp; SensorValue[S3]==0){</text:span></text:p>
      <text:p text:style-name="Standard"><text:span text:style-name="T5"><text:tab/> <text:s text:c="7"/><text:tab/><text:tab/>stopMotor(motorA);</text:span></text:p>
      <text:p text:style-name="Standard"><text:span text:style-name="T5"><text:tab/> <text:s text:c="7"/><text:tab/><text:tab/>stopMotor(motorC);</text:span></text:p>
      <text:p text:style-name="Standard"><text:span text:style-name="T5"><text:tab/> <text:s text:c="8"/>}*/</text:span></text:p>
      <text:p text:style-name="Standard"><text:span text:style-name="T1"><text:tab/> <text:s text:c="8"/></text:span><text:span text:style-name="T3">while</text:span><text:span text:style-name="T1"> (SensorValue[S1]==0 &amp;&amp; SensorValue[S2]==1 &amp;&amp; SensorValue[S3]==1){</text:span><text:span text:style-name="T5">//droite</text:span></text:p>
      <text:p text:style-name="P1"/>
      <text:p text:style-name="Standard"><text:span text:style-name="T1"><text:tab/> <text:s text:c="11"/><text:tab/></text:span><text:span text:style-name="T2">setMotorSpeed</text:span><text:span text:style-name="T1">(motorC,20);</text:span></text:p>
      <text:p text:style-name="Standard"><text:span text:style-name="T1"><text:tab/> <text:s text:c="7"/><text:tab/> <text:s text:c="3"/></text:span><text:span text:style-name="T2">setMotorSpeed</text:span><text:span text:style-name="T1">(motorA,50);</text:span></text:p>
      <text:p text:style-name="Standard"><text:span text:style-name="T1"><text:tab/> <text:s text:c="9"/>}</text:span></text:p>
      <text:p text:style-name="Standard"><text:span text:style-name="T1"><text:tab/> <text:s text:c="8"/></text:span><text:span text:style-name="T3">while</text:span><text:span text:style-name="T1"> (SensorValue[S1]==1 &amp;&amp; SensorValue[S2]==1 &amp;&amp; SensorValue[S3]==0) {</text:span><text:span text:style-name="T5">//gauche</text:span></text:p>
      <text:p text:style-name="P1"/>
      <text:p text:style-name="Standard"><text:span text:style-name="T1"><text:tab/> <text:s text:c="7"/><text:tab/> <text:s text:c="2"/></text:span><text:span text:style-name="T2">setMotorSpeed</text:span><text:span text:style-name="T1">(motorA,20);</text:span></text:p>
      <text:p text:style-name="Standard"><text:span text:style-name="T1"><text:tab/> <text:s text:c="7"/><text:tab/> <text:s text:c="2"/></text:span><text:span text:style-name="T2">setMotorSpeed</text:span><text:span text:style-name="T1">(motorC,50);</text:span></text:p>
      <text:p text:style-name="Standard"><text:span text:style-name="T1"><text:s text:c="15"/>}</text:span></text:p>
      <text:p text:style-name="Standard"><text:span text:style-name="T1"/></text:p>
      <text:p text:style-name="Standard"><text:span text:style-name="T1"/></text:p>
      <text:p text:style-name="P5"><text:span text:style-name="T1"/></text:p>
      <text:p text:style-name="P6"><text:span text:style-name="T1"><text:tab/> <text:s text:c="7"/></text:span><text:span text:style-name="T3">if</text:span><text:span text:style-name="T1"> (</text:span><text:span text:style-name="T2">getUSDistance</text:span><text:span text:style-name="T1">(S4)&lt;20){ </text:span><text:span text:style-name="T5">// parking auto</text:span></text:p>
      <text:p text:style-name="P5"><text:span text:style-name="T1"><text:tab/> <text:s text:c="7"/><text:tab/> </text:span><text:span text:style-name="T2">setMotorSpeed</text:span><text:span text:style-name="T1">(motorA,0);</text:span></text:p>
      <text:p text:style-name="P5"><text:span text:style-name="T1"><text:tab/><text:tab/><text:tab/><text:tab/><text:tab/><text:tab/></text:span><text:span text:style-name="T2">setMotorSpeed</text:span><text:span text:style-name="T1">(motorC,-50);</text:span></text:p>
      <text:p text:style-name="P5"><text:span text:style-name="T1"><text:tab/><text:tab/><text:tab/><text:tab/><text:tab/><text:tab/></text:span><text:span text:style-name="T2">sleep</text:span><text:span text:style-name="T1">(850);</text:span></text:p>
      <text:p text:style-name="P5"><text:span text:style-name="T1"><text:tab/><text:tab/><text:tab/> <text:s text:c="4"/>}</text:span></text:p>
      <text:p text:style-name="P8"><text:span text:style-name="T3">if</text:span><text:span text:style-name="T1">(</text:span><text:span text:style-name="T2">getButtonPress</text:span><text:span text:style-name="T1">(buttonEnter)==</text:span><text:span text:style-name="T3">true</text:span><text:span text:style-name="T1">){</text:span></text:p>
      <text:p text:style-name="P8"><text:span text:style-name="T1"><text:tab/><text:tab/><text:tab/> <text:s text:c="2"/><text:tab/><text:tab/>mode=0;</text:span></text:p>
      <text:p text:style-name="P8"><text:span text:style-name="T1"><text:tab/><text:tab/><text:tab/> <text:s text:c="4"/>}</text:span></text:p>
      <text:p text:style-name="P3"/>
      <text:p text:style-name="P8"><text:span text:style-name="T1"><text:tab/> <text:s text:c="8"/></text:span><text:span text:style-name="T3">if</text:span><text:span text:style-name="T1">(</text:span><text:span text:style-name="T2">getButtonPress</text:span><text:span text:style-name="T1">(buttonUp)==</text:span><text:span text:style-name="T3">true</text:span><text:span text:style-name="T1"> &amp;&amp; </text:span><text:span text:style-name="T2">getButtonPress</text:span><text:span text:style-name="T1">(buttonDown)==</text:span><text:span text:style-name="T3">true</text:span><text:span text:style-name="T1">){</text:span></text:p>
      <text:p text:style-name="P8"><text:span text:style-name="T1"><text:tab/> <text:s text:c="9"/>mode=3;</text:span></text:p>
      <text:p text:style-name="P8"><text:span text:style-name="T1"><text:tab/> <text:s text:c="8"/>}</text:span></text:p>
      <text:p text:style-name="P5"><text:span text:style-name="T1"/></text:p>
      <text:p text:style-name="P5"><text:soft-page-break/><text:span text:style-name="T1"/></text:p>
      <text:p text:style-name="Standard"><text:span text:style-name="T1"><text:tab/> <text:s text:c="8"/>}</text:span></text:p>
      <text:p text:style-name="Standard"><text:span text:style-name="T1"/></text:p>
      <text:p text:style-name="P1"/>
      <text:p text:style-name="Standard"><text:span text:style-name="T1"><text:tab/><text:tab/> <text:s text:c="6"/></text:span><text:span text:style-name="T2">stopMotor</text:span><text:span text:style-name="T1">(motorA);</text:span></text:p>
      <text:p text:style-name="Standard"><text:span text:style-name="T1"><text:tab/> <text:s text:c="12"/></text:span><text:span text:style-name="T2">stopMotor</text:span><text:span text:style-name="T1">(motorC);</text:span></text:p>
      <text:p text:style-name="Standard"><text:span text:style-name="T1"><text:s text:c="6"/>}</text:span></text:p>
      <text:p text:style-name="Standard"><text:span text:style-name="T1"><text:s text:c="3"/>}</text:span></text:p>
      <text:p text:style-name="P1"/>
      <text:p text:style-name="Standard"><text:span text:style-name="T1"><text:s/>}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mmanuel MAVOUNGOU</meta:initial-creator>
    <meta:creation-date>2022-03-11T01:39:03.988000000</meta:creation-date>
    <dc:date>2022-03-11T02:30:13.496000000</dc:date>
    <dc:creator>Emmanuel MAVOUNGOU</dc:creator>
    <meta:editing-duration>PT17M26S</meta:editing-duration>
    <meta:editing-cycles>4</meta:editing-cycles>
    <meta:generator>LibreOffice/7.2.3.2$Windows_X86_64 LibreOffice_project/d166454616c1632304285822f9c83ce2e660fd92</meta:generator>
    <meta:document-statistic meta:table-count="0" meta:image-count="0" meta:object-count="0" meta:page-count="3" meta:paragraph-count="101" meta:word-count="200" meta:character-count="3572" meta:non-whitespace-character-count="2599"/>
  </office:meta>
</office:document-meta>
</file>